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erif" svg:font-family="&quot;Liberation Serif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C9211E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729FCF"/>
      <style:text-properties fo:color="#000000" style:font-name="Liberation Sans" style:font-name-asian="Liberation Sans" style:font-name-complex="Liberation Sans" fo:font-size="15pt" style:font-size-asian="15pt" style:font-size-complex="15pt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Hiper_322__261_cze" style:data-style-name="N0">
      <style:table-cell-properties fo:border="thin solid #000000" style:vertical-align="automatic" fo:wrap-option="wrap"/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1979166666667cm" style:use-optimal-column-width="true"/>
    </style:style>
    <style:style style:name="co3" style:family="table-column">
      <style:table-column-properties fo:break-before="auto" style:column-width="4.41854166666667cm" style:use-optimal-column-width="true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2.24895833333333cm" style:use-optimal-column-width="true"/>
    </style:style>
    <style:style style:name="co6" style:family="table-column">
      <style:table-column-properties fo:break-before="auto" style:column-width="12.9116666666667cm"/>
    </style:style>
    <style:style style:name="co7" style:family="table-column">
      <style:table-column-properties fo:break-before="auto" style:column-width="14.2610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51.75pt" style:use-optimal-row-height="true" fo:break-before="auto"/>
    </style:style>
    <style:style style:name="ro6" style:family="table-row">
      <style:table-row-properties style:row-height="64.5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Element</text:p>
          </table:table-cell>
          <table:table-cell office:value-type="string" table:style-name="ce5">
            <text:p>Cena jednostkowa NETTO</text:p>
          </table:table-cell>
          <table:table-cell office:value-type="string" table:style-name="ce5">
            <text:p>Ilość</text:p>
          </table:table-cell>
          <table:table-cell office:value-type="string" table:style-name="ce5">
            <text:p>Cena łącznie</text:p>
          </table:table-cell>
          <table:table-cell office:value-type="string" table:style-name="ce5">
            <text:p>Link TME</text:p>
          </table:table-cell>
          <table:table-cell office:value-type="string" table:style-name="ce5">
            <text:p>NOTATKI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6">
            <text:p>Attiny402</text:p>
          </table:table-cell>
          <table:table-cell office:value-type="float" office:value="1.77" table:style-name="ce6">
            <text:p>1.77</text:p>
          </table:table-cell>
          <table:table-cell office:value-type="float" office:value="500" table:style-name="ce7">
            <text:p>500</text:p>
          </table:table-cell>
          <table:table-cell office:value-type="float" office:value="885" table:formula="of:=[.D3]*[.C3]" table:style-name="ce7">
            <text:p>885</text:p>
          </table:table-cell>
          <table:table-cell office:value-type="string" table:style-name="ce8">
            <text:p>https://www.mouser.pl/ProductDetail/Microchip-Technology/ATTINY402-SSN?qs=3HJ2avRr9PLRpVpK36KNsg%3D%3D&amp;mgh=1&amp;vip=1&amp;utm_id=20549636368&amp;gad_source=1&amp;gclid=Cj0KCQjwlvW2BhDyARIsADnIe-Jh8vrEfR-PkxhLUBcihzhoDozSwaVZBgNEmWhl_MJz7QMtBTgoMEUaAjXKEALw_wcB</text:p>
          </table:table-cell>
          <table:table-cell office:value-type="string" table:style-name="ce6">
            <text:p>Cena jednostkowa przy 100 sztukach</text:p>
          </table:table-cell>
          <table:table-cell office:value-type="string" table:style-name="ce4">
            <text:p>MOUSER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string" table:style-name="ce7">
            <text:p>MMFTP84W</text:p>
          </table:table-cell>
          <table:table-cell office:value-type="float" office:value="0.1074" table:style-name="ce6">
            <text:p>0.1074</text:p>
          </table:table-cell>
          <table:table-cell office:value-type="float" office:value="2850" table:style-name="ce6">
            <text:p>2850</text:p>
          </table:table-cell>
          <table:table-cell office:value-type="float" office:value="306.08999999999997" table:formula="of:=[.D4]*[.C4]" table:style-name="ce7">
            <text:p>306.09</text:p>
          </table:table-cell>
          <table:table-cell office:value-type="string" table:style-name="ce8">
            <text:p><text:a xlink:href="https://www.tme.eu/pl/details/mmftp84w-dio/tranzystory-z-kanalem-p-smd/diotec-semiconductor/mmftp84w/">https://www.tme.eu/pl/details/mmftp84w-dio/tranzystory-z-kanalem-p-smd/diotec-semiconductor/mmftp84w/</text:a></text:p>
          </table:table-cell>
          <table:table-cell office:value-type="string" table:style-name="ce6">
            <text:p>Cena przy 500 sztukach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style-name="ce7">
            <text:p>BC846-QR</text:p>
          </table:table-cell>
          <table:table-cell office:value-type="float" office:value="5.9499999999999997E-2" table:style-name="ce6">
            <text:p>0.0595</text:p>
          </table:table-cell>
          <table:table-cell office:value-type="float" office:value="2000" table:style-name="ce6">
            <text:p>2000</text:p>
          </table:table-cell>
          <table:table-cell office:value-type="float" office:value="119" table:formula="of:=[.D5]*[.C5]" table:style-name="ce7">
            <text:p>119</text:p>
          </table:table-cell>
          <table:table-cell office:value-type="string" table:style-name="ce8">
            <text:p><text:a xlink:href="https://www.tme.eu/pl/details/bc846-qr/tranzystory-npn-smd/nexperia/">https://www.tme.eu/pl/details/bc846-qr/tranzystory-npn-smd/nexperia/</text:a></text:p>
          </table:table-cell>
          <table:table-cell office:value-type="string" table:style-name="ce6">
            <text:p>Cena przy 250 sztukach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7">
            <text:p>BAS70-5</text:p>
          </table:table-cell>
          <table:table-cell office:value-type="float" office:value="9.8000000000000004E-2" table:style-name="ce6">
            <text:p>0.098</text:p>
          </table:table-cell>
          <table:table-cell office:value-type="float" office:value="2000" table:style-name="ce6">
            <text:p>2000</text:p>
          </table:table-cell>
          <table:table-cell office:value-type="float" office:value="196" table:formula="of:=[.D6]*[.C6]" table:style-name="ce7">
            <text:p>196</text:p>
          </table:table-cell>
          <table:table-cell office:value-type="string" table:style-name="ce8">
            <text:p><text:a xlink:href="https://www.tme.eu/pl/details/bas70-05-dio/diody-schottky-smd/diotec-semiconductor/bas70-5/">https://www.tme.eu/pl/details/bas70-05-dio/diody-schottky-smd/diotec-semiconductor/bas70-5/</text:a></text:p>
          </table:table-cell>
          <table:table-cell office:value-type="string" table:style-name="ce6">
            <text:p>Cena przy 100 sztukach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7">
            <text:p>0603WAJ0103T5E</text:p>
          </table:table-cell>
          <table:table-cell office:value-type="float" office:value="2.5000000000000001E-3" table:style-name="ce6">
            <text:p>0.0025</text:p>
          </table:table-cell>
          <table:table-cell office:value-type="float" office:value="10000" table:style-name="ce7">
            <text:p>10000</text:p>
          </table:table-cell>
          <table:table-cell office:value-type="float" office:value="25" table:formula="of:=[.D7]*[.C7]" table:style-name="ce7">
            <text:p>25</text:p>
          </table:table-cell>
          <table:table-cell office:value-type="string" table:style-name="ce8">
            <text:p><text:a xlink:href="https://www.tme.eu/pl/details/smd0603-10k/rezystory-smd/royal-ohm/0603saj0103t5e/">https://www.tme.eu/pl/details/smd0603-10k/rezystory-smd/royal-ohm/0603saj0103t5e/</text:a></text:p>
          </table:table-cell>
          <table:table-cell office:value-type="string" table:style-name="ce6">
            <text:p>Cena przy 1000 sztuk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7">
            <text:p>TACTM-64N-F</text:p>
          </table:table-cell>
          <table:table-cell office:value-type="float" office:value="0.55600000000000005" table:style-name="ce6">
            <text:p>0.556</text:p>
          </table:table-cell>
          <table:table-cell office:value-type="float" office:value="1000" table:style-name="ce7">
            <text:p>1000</text:p>
          </table:table-cell>
          <table:table-cell office:value-type="float" office:value="556" table:formula="of:=[.D8]*[.C8]" table:style-name="ce7">
            <text:p>556</text:p>
          </table:table-cell>
          <table:table-cell office:value-type="string" table:style-name="ce8">
            <text:p><text:a xlink:href="https://www.tme.eu/pl/details/pts645sk43smtr92/mikroprzelaczniki-tact/c-k/pts645sk43smtr92-lfs/">https://www.tme.eu/pl/details/pts645sk43smtr92/mikroprzelaczniki-tact/c-k/pts645sk43smtr92-lfs/</text:a></text:p>
          </table:table-cell>
          <table:table-cell office:value-type="string" table:style-name="ce6">
            <text:p>Cena przy 1000 sztuk</text:p>
          </table:table-cell>
          <table:table-cell table:number-columns-repeated="16377" table:style-name="ce1"/>
        </table:table-row>
        <table:table-row table:style-name="ro5">
          <table:table-cell/>
          <table:table-cell office:value-type="string" table:style-name="ce7">
            <text:p>FYLS-0805URC (czerwone)</text:p>
          </table:table-cell>
          <table:table-cell office:value-type="float" office:value="6.8099999999999994E-2" table:style-name="ce6">
            <text:p>0.0681</text:p>
          </table:table-cell>
          <table:table-cell office:value-type="float" office:value="5000" table:style-name="ce6">
            <text:p>5000</text:p>
          </table:table-cell>
          <table:table-cell office:value-type="float" office:value="340.49999999999994" table:formula="of:=[.D9]*[.C9]" table:style-name="ce7">
            <text:p>340.5</text:p>
          </table:table-cell>
          <table:table-cell office:value-type="string" table:style-name="ce8">
            <text:p><text:a xlink:href="https://www.tme.eu/pl/details/rf-rub170ts-bd/diody-led-smd-kolorowe/refond/">https://www.tme.eu/pl/details/rf-rub170ts-bd/diody-led-smd-kolorowe/refond/</text:a></text:p>
          </table:table-cell>
          <table:table-cell office:value-type="string" table:style-name="ce6">
            <text:p>Cena przy 4000 sztukach</text:p>
          </table:table-cell>
          <table:table-cell table:style-name="ce1"/>
          <table:table-cell table:style-name="ce2"/>
          <table:table-cell table:number-columns-repeated="16375"/>
        </table:table-row>
        <table:table-row table:style-name="ro5">
          <table:table-cell/>
          <table:table-cell office:value-type="string" table:style-name="ce7">
            <text:p>LL-S170UYC-Y2-1B (żółte)</text:p>
          </table:table-cell>
          <table:table-cell office:value-type="float" office:value="6.5299999999999997E-2" table:style-name="ce6">
            <text:p>0.0653</text:p>
          </table:table-cell>
          <table:table-cell office:value-type="float" office:value="5000" table:style-name="ce6">
            <text:p>5000</text:p>
          </table:table-cell>
          <table:table-cell office:value-type="float" office:value="326.5" table:formula="of:=[.D10]*[.C10]" table:style-name="ce7">
            <text:p>326.5</text:p>
          </table:table-cell>
          <table:table-cell office:value-type="string" table:style-name="ce8">
            <text:p><text:a xlink:href="https://www.tme.eu/pl/details/ll-s170uyc-y2-1b/diody-led-smd-kolorowe/luckylight/">https://www.tme.eu/pl/details/ll-s170uyc-y2-1b/diody-led-smd-kolorowe/luckylight/</text:a></text:p>
          </table:table-cell>
          <table:table-cell office:value-type="string" table:style-name="ce6">
            <text:p>Cena przy 1000 sztukach</text:p>
          </table:table-cell>
          <table:table-cell table:style-name="ce1"/>
          <table:table-cell table:style-name="ce2"/>
          <table:table-cell table:number-columns-repeated="16375"/>
        </table:table-row>
        <table:table-row table:style-name="ro6">
          <table:table-cell/>
          <table:table-cell office:value-type="string" table:style-name="ce7">
            <text:p>LTST-C170KFKT (pomarańczowe)</text:p>
          </table:table-cell>
          <table:table-cell office:value-type="float" office:value="0.12659999999999999" table:style-name="ce6">
            <text:p>0.1266</text:p>
          </table:table-cell>
          <table:table-cell office:value-type="float" office:value="5000" table:style-name="ce6">
            <text:p>5000</text:p>
          </table:table-cell>
          <table:table-cell office:value-type="float" office:value="633" table:formula="of:=[.D11]*[.C11]" table:style-name="ce7">
            <text:p>633</text:p>
          </table:table-cell>
          <table:table-cell office:value-type="string" table:style-name="ce8">
            <text:p><text:a xlink:href="https://www.tme.eu/pl/details/ltst-c170kfkt/diody-led-smd-kolorowe/liteon/">https://www.tme.eu/pl/details/ltst-c170kfkt/diody-led-smd-kolorowe/liteon/</text:a></text:p>
          </table:table-cell>
          <table:table-cell office:value-type="string" table:style-name="ce6">
            <text:p>Cena przy 1000 sztukach</text:p>
          </table:table-cell>
          <table:table-cell table:style-name="ce1"/>
          <table:table-cell table:style-name="ce2"/>
          <table:table-cell table:number-columns-repeated="16375"/>
        </table:table-row>
        <table:table-row table:style-name="ro6">
          <table:table-cell/>
          <table:table-cell office:value-type="string" table:style-name="ce7">
            <text:p>RF-GSB170TS-BC (żółto-zielone)</text:p>
          </table:table-cell>
          <table:table-cell office:value-type="float" office:value="9.0499999999999997E-2" table:style-name="ce6">
            <text:p>0.0905</text:p>
          </table:table-cell>
          <table:table-cell office:value-type="float" office:value="3890" table:style-name="ce6">
            <text:p>3890</text:p>
          </table:table-cell>
          <table:table-cell office:value-type="float" office:value="352.04500000000002" table:formula="of:=[.D12]*[.C12]" table:style-name="ce7">
            <text:p>352.045</text:p>
          </table:table-cell>
          <table:table-cell office:value-type="string" table:style-name="ce8">
            <text:p><text:a xlink:href="https://www.tme.eu/pl/details/rf-gsb170ts-bc/diody-led-smd-kolorowe/refond/">https://www.tme.eu/pl/details/rf-gsb170ts-bc/diody-led-smd-kolorowe/refond/</text:a></text:p>
          </table:table-cell>
          <table:table-cell office:value-type="string" table:style-name="ce6">
            <text:p>Cena przy 1000 sztukach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style-name="ce7">
            <text:p>0603SAF1000T5E</text:p>
          </table:table-cell>
          <table:table-cell office:value-type="float" office:value="4.0800000000000003E-3" table:style-name="ce6">
            <text:p>0.00408</text:p>
          </table:table-cell>
          <table:table-cell office:value-type="float" office:value="30000" table:style-name="ce6">
            <text:p>30000</text:p>
          </table:table-cell>
          <table:table-cell office:value-type="float" office:value="122.4" table:formula="of:=[.D13]*[.C13]" table:style-name="ce7">
            <text:p>122.4</text:p>
          </table:table-cell>
          <table:table-cell office:value-type="string" table:style-name="ce8">
            <text:p><text:a xlink:href="https://www.tme.eu/pl/details/0603saf2200t5e/rezystory-smd/royal-ohm/">https://www.tme.eu/pl/details/0603saf2200t5e/rezystory-smd/royal-ohm/</text:a></text:p>
          </table:table-cell>
          <table:table-cell office:value-type="string" table:style-name="ce6">
            <text:p>Cena przy 5000 sztuk</text:p>
          </table:table-cell>
          <table:table-cell table:style-name="ce1"/>
          <table:table-cell table:style-name="ce2"/>
          <table:table-cell table:number-columns-repeated="16375"/>
        </table:table-row>
        <table:table-row table:style-name="ro3">
          <table:table-cell/>
          <table:table-cell office:value-type="string" table:style-name="ce7">
            <text:p>Koszyk na baterię</text:p>
          </table:table-cell>
          <table:table-cell office:value-type="float" office:value="1.9359999999999999" table:style-name="ce6">
            <text:p>1.936</text:p>
          </table:table-cell>
          <table:table-cell office:value-type="float" office:value="500" table:style-name="ce6">
            <text:p>500</text:p>
          </table:table-cell>
          <table:table-cell office:value-type="float" office:value="968" table:formula="of:=[.D14]*[.C14]" table:style-name="ce7">
            <text:p>968</text:p>
          </table:table-cell>
          <table:table-cell office:value-type="string" table:style-name="ce8">
            <text:p><text:a xlink:href="https://www.tme.eu/pl/details/keys3003/baterie-pojemniki-i-uchwyty/keystone/3003/">https://www.tme.eu/pl/details/keys3003/baterie-pojemniki-i-uchwyty/keystone/3003/</text:a></text:p>
          </table:table-cell>
          <table:table-cell office:value-type="string" table:style-name="ce6">
            <text:p>Cena przy 20 sztukach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style-name="ce7">
            <text:p>Bateria CR2032</text:p>
          </table:table-cell>
          <table:table-cell office:value-type="float" office:value="0.63400000000000001" table:style-name="ce6">
            <text:p>0.634</text:p>
          </table:table-cell>
          <table:table-cell office:value-type="float" office:value="500" table:style-name="ce6">
            <text:p>500</text:p>
          </table:table-cell>
          <table:table-cell office:value-type="float" office:value="317" table:formula="of:=[.D15]*[.C15]" table:style-name="ce7">
            <text:p>317</text:p>
          </table:table-cell>
          <table:table-cell office:value-type="string" table:style-name="ce8">
            <text:p><text:a xlink:href="https://www.tme.eu/pl/details/bat-cr2032_a/baterie/akyga-battery/aky1075/">https://www.tme.eu/pl/details/bat-cr2032_a/baterie/akyga-battery/aky1075/</text:a></text:p>
          </table:table-cell>
          <table:table-cell office:value-type="string" table:style-name="ce6">
            <text:p>Cena przy 100 sztukach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7">
          <table:table-cell/>
          <table:table-cell office:value-type="string" table:style-name="ce3">
            <text:p>SUMA</text:p>
          </table:table-cell>
          <table:table-cell office:value-type="float" office:value="5146.5349999999999" table:formula="of:=SUM([.E3:.E15])" table:style-name="ce3">
            <text:p>5146.535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erif" svg:font-family="&quot;Liberation Serif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iper_322__261_cze" style:display-name="Hiperłącze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Krzysztof Sikora</meta:initial-creator>
    <dc:creator>Krzysztof Sikora</dc:creator>
    <meta:creation-date>2024-09-08T19:17:29Z</meta:creation-date>
    <dc:date>2024-09-08T19:27:18Z</dc:date>
  </office:meta>
</office:document-meta>
</file>